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4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character</text:p>
          </table:table-cell>
          <table:table-cell office:value-type="string" table:style-name="ce3">
            <text:p>technique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z6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z3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z49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z6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z68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z5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z1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z2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z2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4">
            <text:p>z2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z2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z2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4">
            <text:p>z2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4">
            <text:p>z3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4">
            <text:p>z3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4">
            <text:p>z3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4">
            <text:p>z3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4">
            <text:p>z3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z3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4">
            <text:p>z4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4">
            <text:p>z4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4">
            <text:p>z4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4">
            <text:p>z4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4">
            <text:p>z5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4">
            <text:p>z5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4">
            <text:p>z5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4">
            <text:p>z5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4">
            <text:p>z5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4">
            <text:p>z5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">
            <text:p>z5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4">
            <text:p>z5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4">
            <text:p>z5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4">
            <text:p>z6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4">
            <text:p>z6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4">
            <text:p>z6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4">
            <text:p>z6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4">
            <text:p>z6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z6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4">
            <text:p>z6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8</text:p>
          </table:table-cell>
          <table:table-cell table:number-columns-repeated="16381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10</text:p>
          </table:table-cell>
          <table:table-cell table:number-columns-repeated="16381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10</text:p>
          </table:table-cell>
          <table:table-cell table:number-columns-repeated="16381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10</text:p>
          </table:table-cell>
          <table:table-cell table:number-columns-repeated="16381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10</text:p>
          </table:table-cell>
          <table:table-cell table:number-columns-repeated="16381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4">
            <text:p>z29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4">
            <text:p>z64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4">
            <text:p>z25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4">
            <text:p>z49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4">
            <text:p>z67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z68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z36</text:p>
          </table:table-cell>
          <table:table-cell office:value-type="string" table:style-name="ce4">
            <text:p>k14</text:p>
          </table:table-cell>
          <table:table-cell table:number-columns-repeated="16381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4">
            <text:p>z51</text:p>
          </table:table-cell>
          <table:table-cell office:value-type="string" table:style-name="ce4">
            <text:p>k15</text:p>
          </table:table-cell>
          <table:table-cell table:number-columns-repeated="16381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4">
            <text:p>z60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4">
            <text:p>z38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4">
            <text:p>z59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17</text:p>
          </table:table-cell>
          <table:table-cell table:number-columns-repeated="16381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17</text:p>
          </table:table-cell>
          <table:table-cell table:number-columns-repeated="16381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17</text:p>
          </table:table-cell>
          <table:table-cell table:number-columns-repeated="16381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17</text:p>
          </table:table-cell>
          <table:table-cell table:number-columns-repeated="16381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4">
            <text:p>z25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19</text:p>
          </table:table-cell>
          <table:table-cell table:number-columns-repeated="16381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19</text:p>
          </table:table-cell>
          <table:table-cell table:number-columns-repeated="16381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19</text:p>
          </table:table-cell>
          <table:table-cell table:number-columns-repeated="16381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19</text:p>
          </table:table-cell>
          <table:table-cell table:number-columns-repeated="16381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4">
            <text:p>z50</text:p>
          </table:table-cell>
          <table:table-cell office:value-type="string" table:style-name="ce4">
            <text:p>k19</text:p>
          </table:table-cell>
          <table:table-cell table:number-columns-repeated="16381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19</text:p>
          </table:table-cell>
          <table:table-cell table:number-columns-repeated="16381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19</text:p>
          </table:table-cell>
          <table:table-cell table:number-columns-repeated="16381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19</text:p>
          </table:table-cell>
          <table:table-cell table:number-columns-repeated="16381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4">
            <text:p>z54</text:p>
          </table:table-cell>
          <table:table-cell office:value-type="string" table:style-name="ce4">
            <text:p>k19</text:p>
          </table:table-cell>
          <table:table-cell table:number-columns-repeated="16381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20</text:p>
          </table:table-cell>
          <table:table-cell table:number-columns-repeated="16381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20</text:p>
          </table:table-cell>
          <table:table-cell table:number-columns-repeated="16381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20</text:p>
          </table:table-cell>
          <table:table-cell table:number-columns-repeated="16381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20</text:p>
          </table:table-cell>
          <table:table-cell table:number-columns-repeated="16381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20</text:p>
          </table:table-cell>
          <table:table-cell table:number-columns-repeated="16381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20</text:p>
          </table:table-cell>
          <table:table-cell table:number-columns-repeated="16381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20</text:p>
          </table:table-cell>
          <table:table-cell table:number-columns-repeated="16381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4">
            <text:p>z51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21</text:p>
          </table:table-cell>
          <table:table-cell table:number-columns-repeated="16381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22</text:p>
          </table:table-cell>
          <table:table-cell table:number-columns-repeated="16381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22</text:p>
          </table:table-cell>
          <table:table-cell table:number-columns-repeated="16381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22</text:p>
          </table:table-cell>
          <table:table-cell table:number-columns-repeated="16381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23</text:p>
          </table:table-cell>
          <table:table-cell table:number-columns-repeated="16381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23</text:p>
          </table:table-cell>
          <table:table-cell table:number-columns-repeated="16381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23</text:p>
          </table:table-cell>
          <table:table-cell table:number-columns-repeated="16381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23</text:p>
          </table:table-cell>
          <table:table-cell table:number-columns-repeated="16381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4">
            <text:p>z38</text:p>
          </table:table-cell>
          <table:table-cell office:value-type="string" table:style-name="ce4">
            <text:p>k24</text:p>
          </table:table-cell>
          <table:table-cell table:number-columns-repeated="16381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4">
            <text:p>z59</text:p>
          </table:table-cell>
          <table:table-cell office:value-type="string" table:style-name="ce4">
            <text:p>k24</text:p>
          </table:table-cell>
          <table:table-cell table:number-columns-repeated="16381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25</text:p>
          </table:table-cell>
          <table:table-cell table:number-columns-repeated="16381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4">
            <text:p>z60</text:p>
          </table:table-cell>
          <table:table-cell office:value-type="string" table:style-name="ce4">
            <text:p>k25</text:p>
          </table:table-cell>
          <table:table-cell table:number-columns-repeated="16381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string" table:style-name="ce4">
            <text:p>z20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z25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4">
            <text:p>z26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z28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4">
            <text:p>z29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string" table:style-name="ce4">
            <text:p>z35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4">
            <text:p>z36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4">
            <text:p>z37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z38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4">
            <text:p>z40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4">
            <text:p>z41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4">
            <text:p>z45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string" table:style-name="ce4">
            <text:p>z49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4">
            <text:p>z50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string" table:style-name="ce4">
            <text:p>z51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string" table:style-name="ce4">
            <text:p>z52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string" table:style-name="ce4">
            <text:p>z53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string" table:style-name="ce4">
            <text:p>z54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string" table:style-name="ce4">
            <text:p>z55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string" table:style-name="ce4">
            <text:p>z57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string" table:style-name="ce4">
            <text:p>z58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4">
            <text:p>z59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4">
            <text:p>z60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4">
            <text:p>z61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string" table:style-name="ce4">
            <text:p>z62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4">
            <text:p>z63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4">
            <text:p>z64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string" table:style-name="ce4">
            <text:p>z67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4">
            <text:p>z68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26</text:p>
          </table:table-cell>
          <table:table-cell table:number-columns-repeated="16381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27</text:p>
          </table:table-cell>
          <table:table-cell table:number-columns-repeated="16381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4">
            <text:p>z61</text:p>
          </table:table-cell>
          <table:table-cell office:value-type="string" table:style-name="ce4">
            <text:p>k28</text:p>
          </table:table-cell>
          <table:table-cell table:number-columns-repeated="16381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28</text:p>
          </table:table-cell>
          <table:table-cell table:number-columns-repeated="16381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28</text:p>
          </table:table-cell>
          <table:table-cell table:number-columns-repeated="16381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28</text:p>
          </table:table-cell>
          <table:table-cell table:number-columns-repeated="16381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4">
            <text:p>z58</text:p>
          </table:table-cell>
          <table:table-cell office:value-type="string" table:style-name="ce4">
            <text:p>k29</text:p>
          </table:table-cell>
          <table:table-cell table:number-columns-repeated="16381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string" table:style-name="ce4">
            <text:p>z38</text:p>
          </table:table-cell>
          <table:table-cell office:value-type="string" table:style-name="ce4">
            <text:p>k30</text:p>
          </table:table-cell>
          <table:table-cell table:number-columns-repeated="16381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4">
            <text:p>z59</text:p>
          </table:table-cell>
          <table:table-cell office:value-type="string" table:style-name="ce4">
            <text:p>k30</text:p>
          </table:table-cell>
          <table:table-cell table:number-columns-repeated="16381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30</text:p>
          </table:table-cell>
          <table:table-cell table:number-columns-repeated="16381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string" table:style-name="ce4">
            <text:p>z60</text:p>
          </table:table-cell>
          <table:table-cell office:value-type="string" table:style-name="ce4">
            <text:p>k30</text:p>
          </table:table-cell>
          <table:table-cell table:number-columns-repeated="16381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4">
            <text:p>z38</text:p>
          </table:table-cell>
          <table:table-cell office:value-type="string" table:style-name="ce4">
            <text:p>k31</text:p>
          </table:table-cell>
          <table:table-cell table:number-columns-repeated="16381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4">
            <text:p>z59</text:p>
          </table:table-cell>
          <table:table-cell office:value-type="string" table:style-name="ce4">
            <text:p>k31</text:p>
          </table:table-cell>
          <table:table-cell table:number-columns-repeated="16381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4">
            <text:p>z62</text:p>
          </table:table-cell>
          <table:table-cell office:value-type="string" table:style-name="ce4">
            <text:p>k32</text:p>
          </table:table-cell>
          <table:table-cell table:number-columns-repeated="16381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4">
            <text:p>z63</text:p>
          </table:table-cell>
          <table:table-cell office:value-type="string" table:style-name="ce4">
            <text:p>k33</text:p>
          </table:table-cell>
          <table:table-cell table:number-columns-repeated="16381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34</text:p>
          </table:table-cell>
          <table:table-cell table:number-columns-repeated="16381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34</text:p>
          </table:table-cell>
          <table:table-cell table:number-columns-repeated="16381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34</text:p>
          </table:table-cell>
          <table:table-cell table:number-columns-repeated="16381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34</text:p>
          </table:table-cell>
          <table:table-cell table:number-columns-repeated="16381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34</text:p>
          </table:table-cell>
          <table:table-cell table:number-columns-repeated="16381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34</text:p>
          </table:table-cell>
          <table:table-cell table:number-columns-repeated="16381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34</text:p>
          </table:table-cell>
          <table:table-cell table:number-columns-repeated="16381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34</text:p>
          </table:table-cell>
          <table:table-cell table:number-columns-repeated="16381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35</text:p>
          </table:table-cell>
          <table:table-cell table:number-columns-repeated="16381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35</text:p>
          </table:table-cell>
          <table:table-cell table:number-columns-repeated="16381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35</text:p>
          </table:table-cell>
          <table:table-cell table:number-columns-repeated="16381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36</text:p>
          </table:table-cell>
          <table:table-cell table:number-columns-repeated="16381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36</text:p>
          </table:table-cell>
          <table:table-cell table:number-columns-repeated="16381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36</text:p>
          </table:table-cell>
          <table:table-cell table:number-columns-repeated="16381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36</text:p>
          </table:table-cell>
          <table:table-cell table:number-columns-repeated="16381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36</text:p>
          </table:table-cell>
          <table:table-cell table:number-columns-repeated="16381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string" table:style-name="ce4">
            <text:p>z51</text:p>
          </table:table-cell>
          <table:table-cell office:value-type="string" table:style-name="ce4">
            <text:p>k37</text:p>
          </table:table-cell>
          <table:table-cell table:number-columns-repeated="16381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38</text:p>
          </table:table-cell>
          <table:table-cell table:number-columns-repeated="16381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38</text:p>
          </table:table-cell>
          <table:table-cell table:number-columns-repeated="16381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39</text:p>
          </table:table-cell>
          <table:table-cell table:number-columns-repeated="16381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40</text:p>
          </table:table-cell>
          <table:table-cell table:number-columns-repeated="16381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40</text:p>
          </table:table-cell>
          <table:table-cell table:number-columns-repeated="16381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40</text:p>
          </table:table-cell>
          <table:table-cell table:number-columns-repeated="16381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40</text:p>
          </table:table-cell>
          <table:table-cell table:number-columns-repeated="16381"/>
        </table:table-row>
        <table:table-row table:number-rows-repeated="10481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Vittorio</dc:creator>
    <meta:creation-date>2023-05-07T12:22:25Z</meta:creation-date>
    <dc:date>2023-06-17T17:15:07Z</dc:date>
    <meta:editing-cycles>2</meta:editing-cycles>
    <meta:editing-duration>PT1654S</meta:editing-duration>
  </office:meta>
</office:document-meta>
</file>